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text-properties style:use-window-font-color="true"/>
    </style:style>
    <style:style style:name="P5" style:family="paragraph" style:parent-style-name="Standard">
      <style:text-properties style:use-window-font-color="true"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Table_20_Contents">
      <style:text-properties fo:font-size="12pt" style:font-size-asian="12pt" style:font-size-complex="12pt"/>
    </style:style>
    <style:style style:name="P11" style:family="paragraph" style:parent-style-name="Standard">
      <style:text-properties fo:font-size="12pt" fo:font-weight="bold" style:font-size-asian="12pt" style:font-weight-asian="bold" style:font-size-complex="12pt" style:font-weight-complex="bold"/>
    </style:style>
    <style:style style:name="P12" style:family="paragraph" style:parent-style-name="Standard">
      <style:text-properties fo:font-size="12pt" fo:font-weight="normal" style:font-size-asian="12pt" style:font-weight-asian="normal" style:font-size-complex="12pt" style:font-weight-complex="normal"/>
    </style:style>
    <style:style style:name="P13"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size="14pt" style:font-size-asian="14pt" style:font-size-complex="14pt"/>
    </style:style>
    <style:style style:name="T2" style:family="text">
      <style:text-properties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5"><text:s text:c="97"/>Sajith Narayanareddy</text:p>
      <text:p text:style-name="Standard"><text:span text:style-name="T2"><text:s text:c="97"/>Email <text:s/>ID - </text:span><text:a xlink:type="simple" xlink:href="mailto:sajithreddy.n123@gmail.com" text:style-name="Internet_20_link" text:visited-style-name="Visited_20_Internet_20_Link">sajithreddy.n123@gmail.com</text:a></text:p>
      <text:p text:style-name="Standard"><text:span text:style-name="T2"><text:s text:c="97"/>Mobile <text:s text:c="4"/>: +918110852332</text:span></text:p>
      <text:p text:style-name="Standard"/>
      <text:p text:style-name="P7">Work Experience : 3.6 years</text:p>
      <text:p text:style-name="P1">Wipro Technologies, <text:s text:c="61"/>Software Developer,(10/2017 – till date) </text:p>
      <text:p text:style-name="P1"/>
      <text:p text:style-name="P2">Currently working as microservices developer using Spring Framework, Wide knowledge across service oriented archtecture, implementation of Eco System in microservices, deployment using chef, running services using Docker,Vagrant.</text:p>
      <text:p text:style-name="P2"/>
      <text:p text:style-name="P2"/>
      <text:p text:style-name="P1">Summary of Skills:</text:p>
      <text:p text:style-name="P1"/>
      <text:p text:style-name="P1"/>
      <table:table table:name="Table1" table:style-name="Table1">
        <table:table-column table:style-name="Table1.A"/>
        <table:table-column table:style-name="Table1.B"/>
        <table:table-row>
          <table:table-cell table:style-name="Table1.A1" office:value-type="string">
            <text:p text:style-name="P10">Technologies</text:p>
          </table:table-cell>
          <table:table-cell table:style-name="Table1.B1" office:value-type="string">
            <text:p text:style-name="P10">Apigee Portal</text:p>
            <text:p text:style-name="P10"/>
          </table:table-cell>
        </table:table-row>
        <table:table-row>
          <table:table-cell table:style-name="Table1.A2" office:value-type="string">
            <text:p text:style-name="P10">Programming Language(Experienced)</text:p>
          </table:table-cell>
          <table:table-cell table:style-name="Table1.B2" office:value-type="string">
            <text:p text:style-name="P10">Java,J2EE, Spring Framework,HTML.</text:p>
            <text:p text:style-name="P10"/>
          </table:table-cell>
        </table:table-row>
        <table:table-row>
          <table:table-cell table:style-name="Table1.A2" office:value-type="string">
            <text:p text:style-name="P10">Tools implemented</text:p>
            <text:p text:style-name="P10"/>
          </table:table-cell>
          <table:table-cell table:style-name="Table1.B2" office:value-type="string">
            <text:p text:style-name="P10">Docker,Vagrant,chef,Jenkins and Gitstash</text:p>
            <text:p text:style-name="P10"/>
          </table:table-cell>
        </table:table-row>
        <table:table-row>
          <table:table-cell table:style-name="Table1.A2" office:value-type="string">
            <text:p text:style-name="P10">Deployment/Productivity Tools</text:p>
            <text:p text:style-name="P10"/>
          </table:table-cell>
          <table:table-cell table:style-name="Table1.B2" office:value-type="string">
            <text:p text:style-name="P10">Tomcat Web Server</text:p>
            <text:p text:style-name="P10"/>
          </table:table-cell>
        </table:table-row>
        <table:table-row>
          <table:table-cell table:style-name="Table1.A2" office:value-type="string">
            <text:p text:style-name="P10">Software Engineering Methodologies/Tools/Technologies</text:p>
          </table:table-cell>
          <table:table-cell table:style-name="Table1.B2" office:value-type="string">
            <text:p text:style-name="P10">Git,Junit,Maven,BMC Remedy,Apigee Portal</text:p>
          </table:table-cell>
        </table:table-row>
        <table:table-row>
          <table:table-cell table:style-name="Table1.A2" office:value-type="string">
            <text:p text:style-name="P10">Databases</text:p>
            <text:p text:style-name="P10"/>
          </table:table-cell>
          <table:table-cell table:style-name="Table1.B2" office:value-type="string">
            <text:p text:style-name="P10">H2,MySQL</text:p>
          </table:table-cell>
        </table:table-row>
        <table:table-row>
          <table:table-cell table:style-name="Table1.A2" office:value-type="string">
            <text:p text:style-name="P10">IDE</text:p>
            <text:p text:style-name="P10"/>
          </table:table-cell>
          <table:table-cell table:style-name="Table1.B2" office:value-type="string">
            <text:p text:style-name="P10">Eclipse</text:p>
          </table:table-cell>
        </table:table-row>
        <table:table-row>
          <table:table-cell table:style-name="Table1.A2" office:value-type="string">
            <text:p text:style-name="P10">Operating Systems</text:p>
            <text:p text:style-name="P10"/>
          </table:table-cell>
          <table:table-cell table:style-name="Table1.B2" office:value-type="string">
            <text:p text:style-name="P10">Windows 10</text:p>
          </table:table-cell>
        </table:table-row>
      </table:table>
      <text:p text:style-name="P1"/>
      <text:p text:style-name="P6"/>
      <text:p text:style-name="P9"><text:span text:style-name="T1">Education Details </text:span>:</text:p>
      <text:p text:style-name="P9"/>
      <text:p text:style-name="P6"> (2013-2017)-Bachelor of Engineering Electronics and Communication Engineering, KSR College Of Engineering, Tiruchengode, TN. Passed in First class with distinction 8.03% CGPA.</text:p>
      <text:p text:style-name="P6"> (2011-2013)-HSC, SDA Matriculation Higher Secondary School,Hosur,TN – 87%</text:p>
      <text:p text:style-name="P6"> (2010-2011)-SSC, National Matriculation School, TN – 77%.</text:p>
      <text:p text:style-name="P2"/>
      <text:p text:style-name="P3"/>
      <text:p text:style-name="P3"/>
      <text:p text:style-name="P3"><text:soft-page-break/></text:p>
      <text:p text:style-name="P3">Projects Handled:</text:p>
      <text:p text:style-name="P3"/>
      <text:p text:style-name="P1">Project1# (Wipro Technologies)</text:p>
      <text:p text:style-name="P2">Client – Allied Irish Bank.</text:p>
      <text:p text:style-name="P2">Role – Developer</text:p>
      <text:p text:style-name="P2">Description :</text:p>
      <text:p text:style-name="P2">Allied Irish Banks (AIB Group plc) is one of the so-called Big Four commercial banks in Ireland. AIB</text:p>
      <text:p text:style-name="P2">offers a full range of personal and corporate banking services. We deliver software solutions for various</text:p>
      <text:p text:style-name="P2">applications across bank which are customer applications and also bank internal applications.</text:p>
      <text:p text:style-name="P2">Responsibilities :</text:p>
      <text:p text:style-name="P2"> Developing microservices between different systems thus providing peer to peer solution as part of</text:p>
      <text:p text:style-name="P2">SOA.</text:p>
      <text:p text:style-name="P2"> Working on project with team of 5 developers which runs in Agile fashion delivering services in short</text:p>
      <text:p text:style-name="P2">period.</text:p>
      <text:p text:style-name="P2"> Implementing Eco system with Netflix Eureka, Zuul, Admin Server and Config servers.</text:p>
      <text:p text:style-name="P2"> Developing microservices using Spring frame work, configuring Maven and deploying locally with</text:p>
      <text:p text:style-name="P2">Docker and Vagrant.</text:p>
      <text:p text:style-name="P2"> Deployment of microservices using Chef and running Jobs in Jenkins from Source code in GIT Stash..</text:p>
      <text:p text:style-name="P2"> Developing services using JDK 8</text:p>
      <text:p text:style-name="P2"> Prepared Unit test cases and tested the applications using Mock responses.</text:p>
      <text:p text:style-name="P2"> Deployed Applications and tested using continuous integration.</text:p>
      <text:p text:style-name="P2"> Secure exposition of the business process to the external environment with adherence to SOA</text:p>
      <text:p text:style-name="P2">architectural principles.</text:p>
      <text:p text:style-name="P2"/>
      <text:p text:style-name="P1">Project 2#: <text:s/>Wipro Technologies</text:p>
      <text:p text:style-name="P2">Client – Allied Irish Bank</text:p>
      <text:p text:style-name="P2">Role : Maintainance</text:p>
      <text:p text:style-name="P2">Description :</text:p>
      <text:p text:style-name="P2">This project is used to integrate (Third Party Providers)TPP with the AIB provided API's. </text:p>
      <text:p text:style-name="P2">Responsibilities :</text:p>
      <text:p text:style-name="P2">Resolving TPP queries in Jira which will be raised by business.</text:p>
      <text:p text:style-name="P2"> Assisting TPP for registering their app's with AIB..</text:p>
      <text:p text:style-name="P2"> Maintaining certs of the portal and VM's using venafi tool and renewing them before they expires .</text:p>
      <text:p text:style-name="P2"> Testing TPP requests and response in sandbox.</text:p>
      <text:p text:style-name="P2"/>
      <text:p text:style-name="P2">Environment: Spring Security,Java 8,SQL,Mockito.</text:p>
      <text:p text:style-name="P2"/>
      <text:p text:style-name="P2"/>
      <text:p text:style-name="P1">Project #2: Product Management Microservices(Training Project)</text:p>
      <text:p text:style-name="P1"/>
      <text:p text:style-name="P2">Role: Developer</text:p>
      <text:p text:style-name="P2"/>
      <text:p text:style-name="P2">Description :</text:p>
      <text:p text:style-name="P2"/>
      <text:p text:style-name="P2">This project is used to maintain the products in an shopping site where admin can fix the price and give discount and customer can buy the product as per their requirement.</text:p>
      <text:p text:style-name="P2"/>
      <text:p text:style-name="P2"><text:soft-page-break/>Responsibilities :</text:p>
      <text:p text:style-name="P2"/>
      <text:p text:style-name="P2"> Developed Five Microservices which is responsible for maintaining the products.</text:p>
      <text:p text:style-name="P2"> .Developed an ecosystem which includes Eureka,Config and Zuul gateway.</text:p>
      <text:p text:style-name="P2"> Connected to the h2 in memory database which only exists at runtime.</text:p>
      <text:p text:style-name="P2"> Used Postman for testing the request and response.</text:p>
      <text:p text:style-name="P2"> Used Docker to deploy them in 5 docker containers.</text:p>
      <text:p text:style-name="P2"/>
      <text:p text:style-name="P2">Environment: Spring Boot, Java 8,Maven,H2,Docker,Git &amp; Postman.</text:p>
      <text:p text:style-name="P6"><text:s text:c="5"/></text:p>
      <text:p text:style-name="P6"/>
      <text:p text:style-name="P8">Declaration</text:p>
      <text:p text:style-name="P8"/>
      <text:p text:style-name="P6">I hereby declare that all the details provided above are true to the best of my knowledge.</text:p>
      <text:p text:style-name="P6"/>
      <text:p text:style-name="P6"/>
      <text:p text:style-name="P6"><text:s text:c="130"/>Thanks &amp; Regards,</text:p>
      <text:p text:style-name="P6"><text:s text:c="128"/>Sajith Narayanared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16T14:11:01.69</meta:creation-date>
    <dc:date>2021-05-08T08:32:03.64</dc:date>
    <meta:editing-duration>P2DT2H44M2S</meta:editing-duration>
    <meta:editing-cycles>6</meta:editing-cycles>
    <meta:generator>OpenOffice/4.1.7$Win32 OpenOffice.org_project/417m1$Build-9800</meta:generator>
    <meta:document-statistic meta:table-count="1" meta:image-count="0" meta:object-count="0" meta:page-count="3" meta:paragraph-count="76" meta:word-count="519" meta:character-count="4247"/>
  </office:meta>
</office:document-meta>
</file>